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PrefixMapping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PrefixMapping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PrefixMapping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PrefixMapping.StartPrefixMapping( Locator location ,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